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6.65cm" fo:min-width="3.2cm"/>
    </style:style>
    <style:style style:name="gr3" style:family="graphic" style:parent-style-name="standard">
      <style:graphic-properties draw:textarea-horizontal-align="justify" draw:textarea-vertical-align="middle" draw:auto-grow-height="false" fo:min-height="2.65cm" fo:min-width="1.5cm"/>
    </style:style>
    <style:style style:name="gr4" style:family="graphic" style:parent-style-name="standard">
      <style:graphic-properties draw:textarea-horizontal-align="justify" draw:textarea-vertical-align="middle" draw:auto-grow-height="false" fo:min-height="0.08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65cm" fo:min-width="0.9cm"/>
    </style:style>
    <style:style style:name="gr6" style:family="graphic" style:parent-style-name="standard">
      <style:graphic-properties draw:textarea-horizontal-align="justify" draw:textarea-vertical-align="middle" draw:auto-grow-height="false" fo:min-height="2.435cm" fo:min-width="1.8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2cm"/>
    </style:style>
    <style:style style:name="gr8" style:family="graphic" style:parent-style-name="standard">
      <style:graphic-properties draw:textarea-horizontal-align="justify" draw:textarea-vertical-align="middle" draw:auto-grow-height="false" fo:min-height="0.003cm" fo:min-width="5.921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1.677cm"/>
    </style:style>
    <style:style style:name="gr10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0.5cm" svg:height="0.4cm" svg:x="1.6cm" svg:y="9.3cm">
          <text:p text:style-name="P1">BT</text:p>
          <text:p text:style-name="P1"/>
          <text:p text:style-name="P1"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7cm" svg:height="6.9cm" svg:x="8.2cm" svg:y="10.9cm">
          <text:p text:style-name="P1">Carro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cm" svg:height="2.9cm" svg:x="5.8cm" svg:y="12cm">
          <text:p text:style-name="P1">RFID</text:p>
          <text:p text:style-name="P1">Sensor</text:p>
          <text:p text:style-name="P1">Biomet.</text:p>
          <text:p text:style-name="P1">Bot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1cm" draw:transform="rotate (0.895353906273091) translate (6.288cm 10.3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4" draw:id="id4" draw:layer="layout" svg:width="1.4cm" svg:height="0.9cm" draw:transform="rotate (-0.705462083656109) translate (6.184cm 9.106cm)">
          <text:p text:style-name="P1">CAM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2.3cm" svg:height="2.685cm" svg:x="2.4cm" svg:y="12.115cm">
          <text:p text:style-name="P1">Rasp</text:p>
          <text:p text:style-name="P1">+</text:p>
          <text:p text:style-name="P1">ESP</text:p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2.5cm" svg:height="1.4cm" svg:x="1.6cm" svg:y="16.7cm">
          <text:p text:style-name="P1">BAT</text:p>
          <text:p text:style-name="P1">noBreak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421cm" svg:height="0.253cm" svg:x="7.6cm" svg:y="9.3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177cm" svg:height="1.2cm" svg:x="12.2cm" svg:y="8.9cm">
          <text:p text:style-name="P1">Cancel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5" draw:id="id5" draw:layer="layout" svg:width="0.9cm" svg:height="1.2cm" draw:transform="rotate (-3.12832815127464) translate (2.2cm 10.588cm)">
          <text:p text:style-name="P1"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1435.294117647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" draw:text-style-name="P2" draw:layer="layout" svg:x1="2.85cm" svg:y1="16.7cm" svg:x2="3.55cm" svg:y2="14.8cm" draw:start-shape="id1" draw:start-glue-point="0" draw:end-shape="id2" svg:d="M2850 16700v-950h700v-950" svg:viewBox="0 0 701 1901">
          <text:p/>
        </draw:connector>
        <draw:connector draw:style-name="gr11" draw:text-style-name="P2" draw:layer="layout" svg:x1="5.8cm" svg:y1="13.45cm" svg:x2="4.7cm" svg:y2="13.457cm" draw:start-shape="id3" draw:start-glue-point="3" draw:end-shape="id2" draw:end-glue-point="1" svg:d="M5800 13450h-597v7h-503" svg:viewBox="0 0 1101 8">
          <text:p/>
        </draw:connector>
        <draw:connector draw:style-name="gr11" draw:text-style-name="P2" draw:layer="layout" svg:x1="6.133cm" svg:y1="10.245cm" svg:x2="3.55cm" svg:y2="12.115cm" draw:start-shape="id4" draw:start-glue-point="2" draw:end-shape="id2" draw:end-glue-point="0" svg:d="M6133 10245v1162h-2583v708" svg:viewBox="0 0 2584 1871">
          <text:p/>
        </draw:connector>
        <draw:frame draw:style-name="gr12" draw:text-style-name="P3" draw:layer="layout" svg:width="0.68cm" svg:height="0.963cm" svg:x="14.557cm" svg:y="10.03cm">
          <draw:text-box>
            <text:p><text:s/></text:p>
          </draw:text-box>
        </draw:frame>
        <draw:connector draw:style-name="gr11" draw:text-style-name="P2" draw:layer="layout" svg:x1="2.4cm" svg:y1="13.457cm" svg:x2="1.722cm" svg:y2="10.593cm" draw:start-shape="id2" draw:start-glue-point="3" draw:end-shape="id5" draw:end-glue-point="4" svg:d="M2400 13457h-678v-2864" svg:viewBox="0 0 679 2865">
          <text:p/>
        </draw:connector>
        <draw:frame draw:style-name="gr12" draw:text-style-name="P3" draw:layer="layout" svg:width="0.68cm" svg:height="0.963cm" svg:x="14.557cm" svg:y="10.03cm">
          <draw:text-box>
            <text:p><text:s/></text:p>
          </draw:text-box>
        </draw:frame>
        <draw:frame draw:style-name="gr12" draw:text-style-name="P3" draw:layer="layout" svg:width="0.68cm" svg:height="0.963cm" svg:x="14.557cm" svg:y="10.03cm">
          <draw:text-box>
            <text:p><text:s/></text:p>
          </draw:text-box>
        </draw:frame>
        <draw:frame draw:style-name="gr12" draw:text-style-name="P3" draw:layer="layout" svg:width="0.68cm" svg:height="0.963cm" svg:x="14.557cm" svg:y="10.03cm">
          <draw:text-box>
            <text:p><text:s/></text:p>
          </draw:text-box>
        </draw:frame>
        <draw:frame draw:style-name="gr12" draw:text-style-name="P3" draw:layer="layout" svg:width="0.68cm" svg:height="0.963cm" svg:x="14.557cm" svg:y="10.03cm">
          <draw:text-box>
            <text:p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11:29:29.849000000</meta:creation-date>
    <dc:date>2019-01-07T12:27:30.973000000</dc:date>
    <meta:editing-duration>PT5M5S</meta:editing-duration>
    <meta:editing-cycles>1</meta:editing-cycles>
    <meta:document-statistic meta:object-count="19"/>
    <meta:generator>LibreOffice/5.4.3.2$Windows_X86_64 LibreOffice_project/92a7159f7e4af62137622921e809f8546db437e5</meta:generator>
  </office:meta>
</office:document-meta>
</file>